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T14" style:parent-style-name="DefaultParagraphFont" style:family="text">
      <style:text-properties fo:color="#4EA72E"/>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T17" style:parent-style-name="DefaultParagraphFont" style:family="text">
      <style:text-properties fo:background-color="#FFFF00"/>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T24" style:parent-style-name="StrongEmphasis" style:family="text">
      <style:text-properties fo:font-weight="normal" style:font-weight-asian="normal" style:font-weight-complex="normal"/>
    </style:style>
    <style:style style:name="P25" style:parent-style-name="Standard" style:family="paragraph">
      <style:paragraph-properties fo:text-align="justify"/>
    </style:style>
    <style:style style:name="P26" style:parent-style-name="Standard" style:family="paragraph">
      <style:paragraph-properties fo:text-align="justify"/>
    </style:style>
  </office:automatic-styles>
  <office:body>
    <office:text text:use-soft-page-breaks="true">
      <text:p text:style-name="P1">Dokumentation: Programmieren Online Shop Vererbung und Superklassen</text:p>
      <text:p text:style-name="P2"/>
      <text:p text:style-name="P3">Was ist Vererbung<text:s/>in der Programmierung?</text:p>
      <text:p text:style-name="P4"/>
      <text:p text:style-name="P5">Eine Vererbungsstrukturen<text:s/>kennt man ursprünglich aus der Biologie. Eltern bekommen Kinder und diese haben einen Genpool mit dem Gen-Satz beider<text:s/>Elternpaare. Folgendes Prinzip kann auch auf das Programmieren bezogen werden. Dabei handelt es sich nicht um Gen-Satz Vererbung, sondern um die Klassen und dessen Aufbau. Elternklassen haben Grundinformationen und Grundregeln, die an die Kinderklassen weitergegeben werden. Jedoch wird dies beim Programmieren „Superklasse“ und „Subklassen“ genannt. Eine Klasse besteht aus Methoden und Eigenschaften, auch Attributen genannt. Diese können innerhalb der Klasse verwendet werden, möchte man jedoch diese Eigenschaften in einer anderen Klasse verwenden müsste man den kompletten dafür benötigten Code kopieren und in die andere Klasse implementieren. Dies zu machen wäre redundant und um redundanten Code zu verhindern, gibt es die Vererbung.</text:p>
      <text:p text:style-name="P6"/>
      <text:p text:style-name="P7">Superklassen geben Methoden und Eigenschaften vor, als Beispiel dafür kann man ein Tier nehmen.</text:p>
      <text:p text:style-name="P8">Superklasse „Tier“ dieser Klasse werden allgemeine Eigenschaften hinzugefügt, die jedes Tier hat.</text:p>
      <text:p text:style-name="P9">Eine dieser Eigenschaften wäre zum Beispiel der Integer Gewicht.<text:s/></text:p>
      <text:p text:style-name="P10">Eine Subklasse würde jetzt die Klasse Tier spezialisieren. Als Beispiel für eine spezifizierte Klasse benutzen wir „Haustier“ oder eine gewisse Tier Gruppe wie „Vogel“. Diese Subklassen haben auch die Eigenschaft „Gewicht“ durch die Vererbung als Attribut bekommen. Subklassen können Superklassen erweitern jedoch die Grundstruktur nicht verändern dies liegt am Open-Closed-Prinzip von Bertrand Mayer beschrieben in seinem Buch „Object-Oriented Software Construct“ von 1988.</text:p>
      <text:p text:style-name="P11"/>
      <text:p text:style-name="P12">Bei der Vererbung bekommen die Subklassen ihr Konstrukt durch die Superklasse vorgegeben. Hierfür gibt es die super() Methode, welche in den Konstruktor der Subklasse hineingeschrieben wird und es erlaubt direkt Methoden oder Eigenschaften aus Superklassen zu verwenden, indem man mit „super.[Methode/Variable]“ auf die darüberliegende Superklasse verweist.</text:p>
      <text:p text:style-name="P13"><text:span text:style-name="T14">[K]</text:span></text:p>
      <text:p text:style-name="P15"/>
      <text:p text:style-name="P16"><text:span text:style-name="T17">Wenn man von der Vererbung hört, denkt man erstmal an die Vorteile und dass man dadurch eigentlich Vererbung nach Vererbung machen kann.</text:span><text:s/></text:p>
      <text:p text:style-name="P18"/>
      <text:p text:style-name="P19">Jedoch hat diese sogenannte Mehrfachvererbung Probleme. Ein<text:s/>Beispiel solcher Probleme wäre das Diamond-Problem, hierbei erbt eine Klasse von mind. 2 Klassen, die beide von einer gleichen Superklasse kommen. Denn bei diesem Fall kommt es dazu das Methoden oder Eigenschaften mehrfach durchgeführt werden.</text:p>
      <text:p text:style-name="P20">Das Problem der Mehrfachvererbung von Klassen tritt nicht in jeder Programmiersprache auf, da Sprachen wie Java oder C# dies nicht zulassen.</text:p>
      <text:p text:style-name="P21"><text:line-break/>Subklassen können Zugriff auf Methoden der Superklasse bekommen durch super () insbesondere im Konstruk (_init_). Dies ermöglicht, dass die Superklasse zusätzliche Initialisierungen in der Subklasse hinzufügen kann und die Superklasse korrekt initialisiert wird.</text:p>
      <text:p text:style-name="P22">Aufpassen muss man bei Mehrfachvererbung:</text:p>
      <text:p text:style-name="P23">In Sprachen wie Python ist Mehrfachvererbung möglich, sollte jedoch vorsichtig genutzt werden, um Probleme wie das<text:s/><text:span text:style-name="T24">Diamond-Problem</text:span><text:s/>(mehrdeutige Methodenzugriffe) zu vermeiden.</text:p>
      <text:p text:style-name="P25">Dieses Problem kommt jedoch nicht in Java vor da Java das Mehrfachvererben von Klassen nicht unterstützt, sonder nur das Mehrfachvererben von Interfaces erlaubt.</text:p>
      <text:p text:style-name="P26">Das Diamond-Problem tritt auf, wenn eine Klasse von zwei Klassen erbt, die beide wiederum von derselben Oberklasse erben. Dadurch entsteht eine Mehrdeutigkeit, welche Implementierung einer Methode oder eines Attributs verwendet werden so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3" style:display-name="Überschrift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Felix</meta:initial-creator>
    <dc:creator>Pawel Sas</dc:creator>
    <meta:creation-date>2024-12-04T10:06:00Z</meta:creation-date>
    <dc:date>2024-12-06T10:46:00Z</dc:date>
    <meta:template xlink:href="Normal" xlink:type="simple"/>
    <meta:editing-cycles>39</meta:editing-cycles>
    <meta:editing-duration>PT0S</meta:editing-duration>
    <meta:document-statistic meta:page-count="1" meta:paragraph-count="7" meta:word-count="488" meta:character-count="3559" meta:row-count="25" meta:non-whitespace-character-count="3078"/>
  </office:meta>
</office:document-meta>
</file>